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32EC547D2E9741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14cm, 4.638cm, 8.534cm, 1.86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cm" svg:height="21.799cm" svg:x="1.191cm" svg:y="2.392cm">
          <draw:image xlink:href="Pictures/10000000000005E8000007E0D32EC547D2E9741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2:18.815440136</dc:date>
    <meta:editing-duration>PT3M40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